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607f" officeooo:paragraph-rsid="001d607f" style:font-size-asian="16pt" style:font-size-complex="16pt"/>
    </style:style>
    <style:style style:name="P2" style:family="paragraph" style:parent-style-name="Standard">
      <style:text-properties fo:font-size="20pt" fo:font-weight="bold" officeooo:rsid="001d607f" officeooo:paragraph-rsid="001d607f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8pt" fo:font-weight="bold" officeooo:rsid="001d607f" officeooo:paragraph-rsid="001d607f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1d607f" officeooo:paragraph-rsid="001d607f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reme consultancy</text:p>
      <text:p text:style-name="P1"/>
      <text:p text:style-name="P1"/>
      <text:p text:style-name="P1">logo </text:p>
      <text:p text:style-name="P1">banner</text:p>
      <text:p text:style-name="P1">phone no. email, </text:p>
      <text:p text:style-name="P1">social media</text:p>
      <text:p text:style-name="P1">fb, insta, more ??</text:p>
      <text:p text:style-name="P1"/>
      <text:p text:style-name="P3">menu:</text:p>
      <text:p text:style-name="P4"><text:span text:style-name="T1"><text:tab/>pages:</text:span></text:p>
      <text:p text:style-name="P1"><text:span text:style-name="T1"><text:s/><text:tab/>{</text:span><text:span text:style-name="T2">about us ,</text:span></text:p>
      <text:p text:style-name="P1"><text:span text:style-name="T2"><text:tab/> test preparation (IELTS , more ??), </text:span></text:p>
      <text:p text:style-name="P1"><text:span text:style-name="T2"><text:tab/>services (counseling , more ??), </text:span></text:p>
      <text:p text:style-name="P1"><text:span text:style-name="T2"><text:tab/>study abroad (country name ??), </text:span></text:p>
      <text:p text:style-name="P1"><text:span text:style-name="T2"><text:tab/>contact us (??) <text:s/></text:span></text:p>
      <text:p text:style-name="P1"><text:span text:style-name="T2"><text:tab/>more pages ?? <text:s text:c="2"/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8:49:31.922979723</meta:creation-date>
    <dc:date>2025-02-20T19:07:13.790796997</dc:date>
    <meta:editing-duration>PT6M51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41" meta:character-count="243" meta:non-whitespace-character-count="198"/>
  </office:meta>
</office:document-meta>
</file>